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cm" fo:min-width="1.5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5cm" fo:min-width="2.5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8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069cm" svg:height="6.75cm" svg:x="7.35cm" svg:y="3.7cm">
          <text:p text:style-name="P1">Piste 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069cm" svg:height="6.75cm" svg:x="10.281cm" svg:y="3.7cm">
          <text:p text:style-name="P1">Piste B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069cm" svg:height="6.75cm" svg:x="13.1cm" svg:y="3.7cm">
          <text:p text:style-name="P1">Piste C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069cm" svg:height="6.75cm" svg:x="16.031cm" svg:y="3.7cm">
          <text:p text:style-name="P1">Piste 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069cm" svg:height="6.75cm" svg:x="11.6cm" svg:y="12.95cm">
          <text:p text:style-name="P1">BUS A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069cm" svg:height="6.75cm" svg:x="23.6cm" svg:y="3.7cm">
          <text:p text:style-name="P1">Aux 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069cm" svg:height="6.75cm" svg:x="26.35cm" svg:y="3.7cm">
          <text:p text:style-name="P1">Aux B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cm" svg:height="6.75cm" svg:x="24.85cm" svg:y="12.7cm">
          <text:p text:style-name="P1">MA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84cm" svg:y1="10.45cm" svg:x2="12.634cm" svg:y2="12.95cm" draw:start-shape="id1" draw:start-glue-point="2" draw:end-shape="id2" draw:end-glue-point="0" svg:d="M8384 10450v1250h4250v1250" svg:viewBox="0 0 4251 2501">
          <text:p/>
        </draw:connector>
        <draw:connector draw:style-name="gr3" draw:text-style-name="P1" draw:layer="layout" svg:x1="11.315cm" svg:y1="10.45cm" svg:x2="12.634cm" svg:y2="12.95cm" draw:start-shape="id3" draw:start-glue-point="2" draw:end-shape="id2" draw:end-glue-point="0" svg:d="M11315 10450v1250h1319v1250" svg:viewBox="0 0 1320 2501">
          <text:p/>
        </draw:connector>
        <draw:connector draw:style-name="gr3" draw:text-style-name="P1" draw:layer="layout" svg:x1="14.134cm" svg:y1="10.45cm" svg:x2="12.634cm" svg:y2="12.95cm" draw:start-shape="id4" draw:start-glue-point="2" draw:end-shape="id2" draw:end-glue-point="0" svg:d="M14134 10450v1250h-1500v1250" svg:viewBox="0 0 1501 2501">
          <text:p/>
        </draw:connector>
        <draw:connector draw:style-name="gr3" draw:text-style-name="P1" draw:layer="layout" svg:x1="17.065cm" svg:y1="10.45cm" svg:x2="12.634cm" svg:y2="12.95cm" draw:start-shape="id5" draw:start-glue-point="2" draw:end-shape="id2" draw:end-glue-point="0" svg:d="M17065 10450v1250h-4431v1250" svg:viewBox="0 0 4432 2501">
          <text:p/>
        </draw:connector>
        <draw:connector draw:style-name="gr3" draw:text-style-name="P1" draw:layer="layout" draw:line-skew="-6.659cm" svg:x1="9.419cm" svg:y1="7.075cm" svg:x2="24.634cm" svg:y2="3.7cm" draw:start-shape="id1" draw:start-glue-point="1" draw:end-shape="id6" draw:end-glue-point="0" svg:d="M9419 7075h431v-3876h14784v501" svg:viewBox="0 0 15216 3877">
          <text:p/>
        </draw:connector>
        <draw:connector draw:style-name="gr3" draw:text-style-name="P1" draw:layer="layout" draw:line-skew="-5.374cm" svg:x1="12.35cm" svg:y1="7.075cm" svg:x2="24.634cm" svg:y2="3.7cm" draw:start-shape="id3" draw:start-glue-point="1" draw:end-shape="id6" draw:end-glue-point="0" svg:d="M12350 7075h250v-3876h12034v501" svg:viewBox="0 0 12285 3877">
          <text:p/>
        </draw:connector>
        <draw:connector draw:style-name="gr3" draw:text-style-name="P1" draw:layer="layout" draw:line-skew="-5.159cm -0.399cm" svg:x1="15.169cm" svg:y1="7.075cm" svg:x2="27.384cm" svg:y2="3.7cm" draw:start-shape="id4" draw:start-glue-point="1" draw:end-shape="id7" draw:end-glue-point="0" svg:d="M15169 7075h431v-4275h11784v900" svg:viewBox="0 0 12216 4276">
          <text:p/>
        </draw:connector>
        <draw:connector draw:style-name="gr3" draw:text-style-name="P1" draw:layer="layout" draw:line-skew="-3.624cm -0.399cm" svg:x1="18.1cm" svg:y1="7.075cm" svg:x2="27.384cm" svg:y2="3.7cm" draw:start-shape="id5" draw:start-glue-point="1" draw:end-shape="id7" draw:end-glue-point="0" svg:d="M18100 7075h500v-4275h8784v900" svg:viewBox="0 0 9285 4276">
          <text:p/>
        </draw:connector>
        <draw:connector draw:style-name="gr3" draw:text-style-name="P1" draw:layer="layout" draw:line-skew="0cm -0.699cm" svg:x1="13.669cm" svg:y1="16.325cm" svg:x2="26.35cm" svg:y2="12.7cm" draw:start-shape="id2" draw:start-glue-point="1" draw:end-shape="id8" draw:end-glue-point="0" svg:d="M13669 16325h5590v-4825h7091v1200" svg:viewBox="0 0 12682 4826">
          <text:p/>
        </draw:connector>
        <draw:connector draw:style-name="gr3" draw:text-style-name="P1" draw:layer="layout" svg:x1="24.634cm" svg:y1="10.45cm" svg:x2="26.35cm" svg:y2="12.7cm" draw:start-shape="id6" draw:start-glue-point="2" draw:end-shape="id8" draw:end-glue-point="0" svg:d="M24634 10450v1125h1716v1125" svg:viewBox="0 0 1717 2251">
          <text:p/>
        </draw:connector>
        <draw:connector draw:style-name="gr3" draw:text-style-name="P1" draw:layer="layout" svg:x1="27.384cm" svg:y1="10.45cm" svg:x2="26.35cm" svg:y2="12.7cm" draw:start-shape="id7" draw:start-glue-point="2" draw:end-shape="id8" draw:end-glue-point="0" svg:d="M27384 10450v1125h-1034v1125" svg:viewBox="0 0 1035 2251">
          <text:p/>
        </draw:connector>
        <draw:frame draw:style-name="gr4" draw:text-style-name="P2" draw:layer="layout" svg:width="5.75cm" svg:height="9cm" svg:x="1cm" svg:y="11cm">
          <draw:text-box>
            <text:p>Bus :</text:p>
            <text:p>Véhicule et somme des signaux.</text:p>
            <text:p/>
            <text:p>Auxiliaire :</text:p>
            <text:p>Routage en parallèle (FX ou retour musicien)</text:p>
            <text:p/>
            <text:p>Master : Routage en série.</text:p>
          </draw:text-box>
        </draw:frame>
        <draw:frame draw:style-name="gr5" draw:text-style-name="P4" draw:layer="layout" svg:width="3.25cm" svg:height="0.806cm" svg:x="23.5cm" svg:y="11.75cm">
          <draw:text-box>
            <text:p text:style-name="P3"><text:span text:style-name="T1">Bus Master</text:span></text:p>
          </draw:text-box>
        </draw:frame>
        <draw:frame draw:style-name="gr5" draw:text-style-name="P4" draw:layer="layout" svg:width="3.25cm" svg:height="0.806cm" svg:x="24.75cm" svg:y="2cm">
          <draw:text-box>
            <text:p text:style-name="P3"><text:span text:style-name="T1">Bus Aux B</text:span></text:p>
          </draw:text-box>
        </draw:frame>
        <draw:frame draw:style-name="gr5" draw:text-style-name="P4" draw:layer="layout" svg:width="3.25cm" svg:height="0.806cm" svg:x="20cm" svg:y="3.194cm">
          <draw:text-box>
            <text:p text:style-name="P3"><text:span text:style-name="T1">Bus Aux A</text:span></text:p>
          </draw:text-box>
        </draw:frame>
        <draw:frame draw:style-name="gr5" draw:text-style-name="P4" draw:layer="layout" svg:width="2cm" svg:height="0.806cm" svg:x="12.75cm" svg:y="11.944cm">
          <draw:text-box>
            <text:p text:style-name="P3"><text:span text:style-name="T1">Bus A</text:span></text:p>
          </draw:text-box>
        </draw:frame>
        <draw:frame draw:style-name="gr6" draw:text-style-name="P2" draw:layer="layout" svg:width="12.85cm" svg:height="0.962cm" svg:x="1.15cm" svg:y="1.1cm">
          <draw:text-box>
            <text:p>ROUTAGE D’UNE CONSOLE DE MIXAG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5T20:36:07.967867061</meta:creation-date>
    <dc:date>2021-12-05T20:55:11.000324157</dc:date>
    <meta:editing-duration>PT8M53S</meta:editing-duration>
    <meta:editing-cycles>2</meta:editing-cycles>
    <meta:generator>LibreOffice/7.1.7.2$Linux_X86_64 LibreOffice_project/10$Build-2</meta:generator>
    <meta:document-statistic meta:object-count="25"/>
  </office:meta>
</office:document-meta>
</file>